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То, как должна действовать программа:</text:span></text:p>
      <text:p text:style-name="P1"><text:span text:style-name="T2">Правая область - это область, в которую должна загружаться какая-то из частей. По умолчанию эта область должна быть пустой. </text:span></text:p>
      <text:p text:style-name="P1"><text:span text:style-name="T3">1.<text:s/></text:span><text:span text:style-name="T4">При клике по одному из пунктов в правой области, в левую область загружается список чек-боксов с именами героев, которые присутствуют в соответствующей части и текст соответствующей части.</text:span></text:p>
      <text:p text:style-name="P1"><text:span text:style-name="T5">2.<text:s/></text:span><text:span text:style-name="T6">Выполняется программа, с помощью которой можно изменить фон реплик помеченных героев.</text:span></text:p>
      <text:p text:style-name="P2"><draw:frame text:anchor-type="as-char" svg:width="160.34mm" svg:height="67.20mm" style:rel-width="scale" style:rel-height="scale"><draw:object-ole xlink:href="OleObj1"/><draw:image xlink:href="ObjectReplacements/OleObj1"/></draw:frame><text:span text:style-name="T7"/></text:p>
      <text:p text:style-name="P3"><text:span text:style-name="T8">Планы по реализации этой программы:</text:span></text:p>
      <text:p text:style-name="P3"><text:span text:style-name="T9">1.<text:s/></text:span><text:span text:style-name="T10">Создание массива или объекта parts, содержащего в себе элементы списка part1, part2 и так далее.</text:span></text:p>
      <text:p text:style-name="P3"><text:span text:style-name="T11">2.<text:s/></text:span><text:span text:style-name="T12">Создание двумерного объекта вместо объекта words, в котором каждая строка - это будет каждая часть (part), а каждый элемент в этой строке - такой элемент, как авторские слова, слова героя или изображение, входящее в соответствующую part.</text:span></text:p>
      <text:p text:style-name="P3"><text:span text:style-name="T13">3.<text:s/></text:span><text:span text:style-name="T14">Поскольку правая область по умолчанию должна быть пустой, код, содержащий реплики и изображения, перенести в отдельный html-файл.</text:span></text:p>
      <text:p text:style-name="P3"><text:span text:style-name="T15">4.<text:s/></text:span><text:span text:style-name="T16">При клике по какому-то элементу parts вызывается функция, в теле которой:</text:span></text:p>
      <text:p text:style-name="P3"><text:span text:style-name="T17"><text:tab/>4.1.<text:s/></text:span><text:span text:style-name="T18">В объекте ищется строка с индексом, соответствующим индексу элемента parts, по которому был сделан клик.</text:span></text:p>
      <text:p text:style-name="P3"><text:span text:style-name="T19"><text:tab/>4.2.<text:s/></text:span><text:span text:style-name="T20">Цикл проходит по этой строке, смотрит каждый элемент с классом inobject, и на каждой итерации:</text:span></text:p>
      <text:p text:style-name="P3"><text:span text:style-name="T21"><text:tab/>1)<text:s/></text:span><text:span text:style-name="T22">Если это не изображение, т.е. есть вложенный элемент h4, то цикл извлекает значение innerText заголовка h4, т.е. наименование героя и добавляет в массив characters, который по умолчанию должен быть пустым. Элемент массива выводится в список чекбоксов в контент элемента с id="characterslist"</text:span><text:span text:style-name="T23">сохранить<text:s/></text:span><text:span text:style-name="T24">:</text:span></text:p>
      <text:p text:style-name="P3"><text:span text:style-name="T25">&lt;input type="checkbox" value=characters[i]&gt;</text:span></text:p>
      <text:p text:style-name="P3"><text:span text:style-name="T25"><text:tab/>2)<text:s/></text:span><text:span text:style-name="T26">В любом случае div с классом inobject выводится в контент правой области под элементом с id="characterslist".</text:span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